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RAL4_95_MED2_trypsin_1_PTM102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40" calcext:value-type="float">
            <text:p>2640</text:p>
          </table:table-cell>
          <table:table-cell office:value-type="float" office:value="110.29" calcext:value-type="float">
            <text:p>110.29</text:p>
          </table:table-cell>
          <table:table-cell office:value-type="float" office:value="9110000" calcext:value-type="float">
            <text:p>91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197" calcext:value-type="float">
            <text:p>1197</text:p>
          </table:table-cell>
          <table:table-cell office:value-type="float" office:value="126.46" calcext:value-type="float">
            <text:p>126.46</text:p>
          </table:table-cell>
          <table:table-cell office:value-type="float" office:value="51600000" calcext:value-type="float">
            <text:p>516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79" calcext:value-type="float">
            <text:p>279</text:p>
          </table:table-cell>
          <table:table-cell office:value-type="float" office:value="65.91" calcext:value-type="float">
            <text:p>65.91</text:p>
          </table:table-cell>
          <table:table-cell office:value-type="string" calcext:value-type="string">
            <text:p> 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,C-term</text:p>
          </table:table-cell>
          <table:table-cell office:value-type="float" office:value="250" calcext:value-type="float">
            <text:p>250</text:p>
          </table:table-cell>
          <table:table-cell office:value-type="float" office:value="65.11" calcext:value-type="float">
            <text:p>65.11</text:p>
          </table:table-cell>
          <table:table-cell office:value-type="float" office:value="12500000" calcext:value-type="float">
            <text:p>12500000</text:p>
          </table:table-cell>
          <table:table-cell office:value-type="float" office:value="11.22" calcext:value-type="float">
            <text:p>11.22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4" calcext:value-type="float">
            <text:p>19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46" calcext:value-type="float">
            <text:p>146</text:p>
          </table:table-cell>
          <table:table-cell office:value-type="float" office:value="71.97" calcext:value-type="float">
            <text:p>71.97</text:p>
          </table:table-cell>
          <table:table-cell office:value-type="float" office:value="2430000" calcext:value-type="float">
            <text:p>243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9" calcext:value-type="float">
            <text:p>129</text:p>
          </table:table-cell>
          <table:table-cell office:value-type="float" office:value="64.56" calcext:value-type="float">
            <text:p>64.56</text:p>
          </table:table-cell>
          <table:table-cell office:value-type="float" office:value="2060000" calcext:value-type="float">
            <text:p>2060000</text:p>
          </table:table-cell>
          <table:table-cell office:value-type="float" office:value="166.52" calcext:value-type="float">
            <text:p>166.5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91" calcext:value-type="float">
            <text:p>91</text:p>
          </table:table-cell>
          <table:table-cell office:value-type="float" office:value="85.15" calcext:value-type="float">
            <text:p>85.15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6" calcext:value-type="float">
            <text:p>66</text:p>
          </table:table-cell>
          <table:table-cell office:value-type="float" office:value="77.66" calcext:value-type="float">
            <text:p>77.66</text:p>
          </table:table-cell>
          <table:table-cell office:value-type="float" office:value="19700000" calcext:value-type="float">
            <text:p>19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5" calcext:value-type="float">
            <text:p>65</text:p>
          </table:table-cell>
          <table:table-cell office:value-type="float" office:value="63.01" calcext:value-type="float">
            <text:p>63.01</text:p>
          </table:table-cell>
          <table:table-cell office:value-type="float" office:value="7100000" calcext:value-type="float">
            <text:p>7100000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59" calcext:value-type="float">
            <text:p>59</text:p>
          </table:table-cell>
          <table:table-cell office:value-type="float" office:value="65.8" calcext:value-type="float">
            <text:p>65.8</text:p>
          </table:table-cell>
          <table:table-cell office:value-type="float" office:value="3730000" calcext:value-type="float">
            <text:p>3730000</text:p>
          </table:table-cell>
          <table:table-cell office:value-type="float" office:value="39.44" calcext:value-type="float">
            <text:p>39.44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52" calcext:value-type="float">
            <text:p>52</text:p>
          </table:table-cell>
          <table:table-cell office:value-type="float" office:value="48.28" calcext:value-type="float">
            <text:p>48.28</text:p>
          </table:table-cell>
          <table:table-cell office:value-type="float" office:value="2540000" calcext:value-type="float">
            <text:p>2540000</text:p>
          </table:table-cell>
          <table:table-cell office:value-type="float" office:value="56.34" calcext:value-type="float">
            <text:p>56.3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3" calcext:value-type="float">
            <text:p>43</text:p>
          </table:table-cell>
          <table:table-cell office:value-type="float" office:value="56.81" calcext:value-type="float">
            <text:p>56.81</text:p>
          </table:table-cell>
          <table:table-cell office:value-type="float" office:value="5860000" calcext:value-type="float">
            <text:p>58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ST</text:p>
          </table:table-cell>
          <table:table-cell office:value-type="float" office:value="36" calcext:value-type="float">
            <text:p>36</text:p>
          </table:table-cell>
          <table:table-cell office:value-type="float" office:value="43.04" calcext:value-type="float">
            <text:p>43.04</text:p>
          </table:table-cell>
          <table:table-cell office:value-type="float" office:value="19000000" calcext:value-type="float">
            <text:p>1900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72.86" calcext:value-type="float">
            <text:p>72.86</text:p>
          </table:table-cell>
          <table:table-cell office:value-type="float" office:value="7610000" calcext:value-type="float">
            <text:p>76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21" calcext:value-type="float">
            <text:p>21</text:p>
          </table:table-cell>
          <table:table-cell office:value-type="float" office:value="42.23" calcext:value-type="float">
            <text:p>42.23</text:p>
          </table:table-cell>
          <table:table-cell office:value-type="float" office:value="454000" calcext:value-type="float">
            <text:p>454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21" calcext:value-type="float">
            <text:p>21</text:p>
          </table:table-cell>
          <table:table-cell office:value-type="float" office:value="56.74" calcext:value-type="float">
            <text:p>56.74</text:p>
          </table:table-cell>
          <table:table-cell office:value-type="float" office:value="362000" calcext:value-type="float">
            <text:p>362000</text:p>
          </table:table-cell>
          <table:table-cell office:value-type="float" office:value="8.82" calcext:value-type="float">
            <text:p>8.82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9.15" calcext:value-type="float">
            <text:p>59.15</text:p>
          </table:table-cell>
          <table:table-cell office:value-type="float" office:value="1940000" calcext:value-type="float">
            <text:p>1940000</text:p>
          </table:table-cell>
          <table:table-cell office:value-type="float" office:value="207.12" calcext:value-type="float">
            <text:p>207.12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KPW</text:p>
          </table:table-cell>
          <table:table-cell office:value-type="float" office:value="19" calcext:value-type="float">
            <text:p>19</text:p>
          </table:table-cell>
          <table:table-cell office:value-type="float" office:value="62.13" calcext:value-type="float">
            <text:p>62.13</text:p>
          </table:table-cell>
          <table:table-cell office:value-type="float" office:value="1210000" calcext:value-type="float">
            <text:p>12100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6" calcext:value-type="float">
            <text:p>16</text:p>
          </table:table-cell>
          <table:table-cell office:value-type="float" office:value="54.07" calcext:value-type="float">
            <text:p>54.07</text:p>
          </table:table-cell>
          <table:table-cell office:value-type="float" office:value="4840000" calcext:value-type="float">
            <text:p>48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15" calcext:value-type="float">
            <text:p>15</text:p>
          </table:table-cell>
          <table:table-cell office:value-type="float" office:value="37.93" calcext:value-type="float">
            <text:p>37.93</text:p>
          </table:table-cell>
          <table:table-cell office:value-type="string" calcext:value-type="string">
            <text:p> </text:p>
          </table:table-cell>
          <table:table-cell office:value-type="float" office:value="81.49" calcext:value-type="float">
            <text:p>81.49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43.64" calcext:value-type="float">
            <text:p>43.64</text:p>
          </table:table-cell>
          <table:table-cell office:value-type="float" office:value="396000" calcext:value-type="float">
            <text:p>396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35.11" calcext:value-type="float">
            <text:p>35.11</text:p>
          </table:table-cell>
          <table:table-cell office:value-type="float" office:value="237000" calcext:value-type="float">
            <text:p>237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Y</text:p>
          </table:table-cell>
          <table:table-cell office:value-type="float" office:value="12" calcext:value-type="float">
            <text:p>12</text:p>
          </table:table-cell>
          <table:table-cell office:value-type="float" office:value="51.91" calcext:value-type="float">
            <text:p>51.91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38.4" calcext:value-type="float">
            <text:p>38.4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12" calcext:value-type="float">
            <text:p>12</text:p>
          </table:table-cell>
          <table:table-cell office:value-type="float" office:value="46.35" calcext:value-type="float">
            <text:p>46.35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.02" calcext:value-type="float">
            <text:p>14.02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70.7" calcext:value-type="float">
            <text:p>70.7</text:p>
          </table:table-cell>
          <table:table-cell office:value-type="float" office:value="3510000" calcext:value-type="float">
            <text:p>351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30.82" calcext:value-type="float">
            <text:p>30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E</text:p>
          </table:table-cell>
          <table:table-cell office:value-type="float" office:value="11" calcext:value-type="float">
            <text:p>11</text:p>
          </table:table-cell>
          <table:table-cell office:value-type="float" office:value="56.7" calcext:value-type="float">
            <text:p>56.7</text:p>
          </table:table-cell>
          <table:table-cell office:value-type="float" office:value="27600000" calcext:value-type="float">
            <text:p>27600000</text:p>
          </table:table-cell>
          <table:table-cell office:value-type="float" office:value="11.12" calcext:value-type="float">
            <text:p>11.12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9" calcext:value-type="float">
            <text:p>9</text:p>
          </table:table-cell>
          <table:table-cell office:value-type="float" office:value="65.78" calcext:value-type="float">
            <text:p>65.78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MA</text:p>
          </table:table-cell>
          <table:table-cell office:value-type="float" office:value="127.06" calcext:value-type="float">
            <text:p>127.06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40.33" calcext:value-type="float">
            <text:p>40.33</text:p>
          </table:table-cell>
          <table:table-cell office:value-type="string" calcext:value-type="string">
            <text:p> </text:p>
          </table:table-cell>
          <table:table-cell office:value-type="float" office:value="98.79" calcext:value-type="float">
            <text:p>98.79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1.29" calcext:value-type="float">
            <text:p>41.29</text:p>
          </table:table-cell>
          <table:table-cell office:value-type="float" office:value="1080000" calcext:value-type="float">
            <text:p>1080000</text:p>
          </table:table-cell>
          <table:table-cell office:value-type="float" office:value="4.12" calcext:value-type="float">
            <text:p>4.12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7" calcext:value-type="float">
            <text:p>7</text:p>
          </table:table-cell>
          <table:table-cell office:value-type="float" office:value="35.61" calcext:value-type="float">
            <text:p>35.61</text:p>
          </table:table-cell>
          <table:table-cell office:value-type="float" office:value="890000" calcext:value-type="float">
            <text:p>89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9.28" calcext:value-type="float">
            <text:p>49.28</text:p>
          </table:table-cell>
          <table:table-cell office:value-type="float" office:value="632000" calcext:value-type="float">
            <text:p>632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TNBS</text:p>
          </table:table-cell>
          <table:table-cell office:value-type="float" office:value="210.99" calcext:value-type="float">
            <text:p>210.99</text:p>
          </table:table-cell>
          <table:table-cell office:value-type="string" calcext:value-type="string">
            <text:p>N-term</text:p>
          </table:table-cell>
          <table:table-cell office:value-type="float" office:value="6" calcext:value-type="float">
            <text:p>6</text:p>
          </table:table-cell>
          <table:table-cell office:value-type="float" office:value="36.41" calcext:value-type="float">
            <text:p>36.41</text:p>
          </table:table-cell>
          <table:table-cell office:value-type="float" office:value="137000000" calcext:value-type="float">
            <text:p>1370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0.65" calcext:value-type="float">
            <text:p>60.65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26.34" calcext:value-type="float">
            <text:p>26.34</text:p>
          </table:table-cell>
          <table:table-cell office:value-type="float" office:value="196000" calcext:value-type="float">
            <text:p>196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office:value-type="float" office:value="38.06" calcext:value-type="float">
            <text:p>38.06</text:p>
          </table:table-cell>
          <table:table-cell office:value-type="float" office:value="859000" calcext:value-type="float">
            <text:p>859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Pyroglutamic</text:p>
          </table:table-cell>
          <table:table-cell office:value-type="float" office:value="13.98" calcext:value-type="float">
            <text:p>13.98</text:p>
          </table:table-cell>
          <table:table-cell office:value-type="string" calcext:value-type="string">
            <text:p>P</text:p>
          </table:table-cell>
          <table:table-cell office:value-type="float" office:value="5" calcext:value-type="float">
            <text:p>5</text:p>
          </table:table-cell>
          <table:table-cell office:value-type="float" office:value="31.55" calcext:value-type="float">
            <text:p>31.55</text:p>
          </table:table-cell>
          <table:table-cell office:value-type="float" office:value="744000" calcext:value-type="float">
            <text:p>744000</text:p>
          </table:table-cell>
          <table:table-cell office:value-type="float" office:value="35.88" calcext:value-type="float">
            <text:p>35.88</text:p>
          </table:table-cell>
        </table:table-row>
        <table:table-row table:style-name="ro1">
          <table:table-cell office:value-type="string" calcext:value-type="string">
            <text:p>Diethylation</text:p>
          </table:table-cell>
          <table:table-cell office:value-type="float" office:value="56.06" calcext:value-type="float">
            <text:p>56.06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5.13" calcext:value-type="float">
            <text:p>35.13</text:p>
          </table:table-cell>
          <table:table-cell office:value-type="string" calcext:value-type="string">
            <text:p> </text:p>
          </table:table-cell>
          <table:table-cell office:value-type="float" office:value="61.9" calcext:value-type="float">
            <text:p>61.9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31.33" calcext:value-type="float">
            <text:p>31.33</text:p>
          </table:table-cell>
          <table:table-cell office:value-type="float" office:value="583000" calcext:value-type="float">
            <text:p>583000</text:p>
          </table:table-cell>
          <table:table-cell office:value-type="float" office:value="26.08" calcext:value-type="float">
            <text:p>26.08</text:p>
          </table:table-cell>
        </table:table-row>
        <table:table-row table:style-name="ro1">
          <table:table-cell office:value-type="string" calcext:value-type="string">
            <text:p>LG-anhyropyrrole</text:p>
          </table:table-cell>
          <table:table-cell office:value-type="float" office:value="298.19" calcext:value-type="float">
            <text:p>298.19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.25" calcext:value-type="float">
            <text:p>31.25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Ethanolamine</text:p>
          </table:table-cell>
          <table:table-cell office:value-type="float" office:value="43.04" calcext:value-type="float">
            <text:p>43.04</text:p>
          </table:table-cell>
          <table:table-cell office:value-type="string" calcext:value-type="string">
            <text:p>D,C-term</text:p>
          </table:table-cell>
          <table:table-cell office:value-type="float" office:value="4" calcext:value-type="float">
            <text:p>4</text:p>
          </table:table-cell>
          <table:table-cell office:value-type="float" office:value="48.97" calcext:value-type="float">
            <text:p>48.97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83.88" calcext:value-type="float">
            <text:p>83.88</text:p>
          </table:table-cell>
        </table:table-row>
        <table:table-row table:style-name="ro1">
          <table:table-cell office:value-type="string" calcext:value-type="string">
            <text:p>Carboxylation</text:p>
          </table:table-cell>
          <table:table-cell office:value-type="float" office:value="43.99" calcext:value-type="float">
            <text:p>43.99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 office:value-type="float" office:value="22.03" calcext:value-type="float">
            <text:p>22.03</text:p>
          </table:table-cell>
          <table:table-cell office:value-type="float" office:value="933000" calcext:value-type="float">
            <text:p>933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ES</text:p>
          </table:table-cell>
          <table:table-cell office:value-type="float" office:value="4" calcext:value-type="float">
            <text:p>4</text:p>
          </table:table-cell>
          <table:table-cell office:value-type="float" office:value="61.38" calcext:value-type="float">
            <text:p>61.38</text:p>
          </table:table-cell>
          <table:table-cell office:value-type="float" office:value="10700" calcext:value-type="float">
            <text:p>10700</text:p>
          </table:table-cell>
          <table:table-cell office:value-type="float" office:value="16.56" calcext:value-type="float">
            <text:p>16.56</text:p>
          </table:table-cell>
        </table:table-row>
        <table:table-row table:style-name="ro1">
          <table:table-cell office:value-type="string" calcext:value-type="string">
            <text:p>Malony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38" calcext:value-type="float">
            <text:p>32.38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42.68" calcext:value-type="float">
            <text:p>42.68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28.32" calcext:value-type="float">
            <text:p>28.32</text:p>
          </table:table-cell>
          <table:table-cell office:value-type="float" office:value="8840000" calcext:value-type="float">
            <text:p>8840000</text:p>
          </table:table-cell>
          <table:table-cell office:value-type="float" office:value="125.34" calcext:value-type="float">
            <text:p>125.3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E,C-term</text:p>
          </table:table-cell>
          <table:table-cell office:value-type="float" office:value="4" calcext:value-type="float">
            <text:p>4</text:p>
          </table:table-cell>
          <table:table-cell office:value-type="float" office:value="57.5" calcext:value-type="float">
            <text:p>57.5</text:p>
          </table:table-cell>
          <table:table-cell office:value-type="float" office:value="5360000" calcext:value-type="float">
            <text:p>5360000</text:p>
          </table:table-cell>
          <table:table-cell office:value-type="float" office:value="1" calcext:value-type="float">
            <text:p>1.00</text:p>
          </table:table-cell>
        </table:table-row>
        <table:table-row table:style-name="ro1" table:number-rows-repeated="104852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AL4_95_MED2_trypsin_2_PTM97" table:style-name="ta1"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639" calcext:value-type="float">
            <text:p>2639</text:p>
          </table:table-cell>
          <table:table-cell office:value-type="float" office:value="107.38" calcext:value-type="float">
            <text:p>107.38</text:p>
          </table:table-cell>
          <table:table-cell office:value-type="float" office:value="11700000" calcext:value-type="float">
            <text:p>11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7" calcext:value-type="float">
            <text:p>1237</text:p>
          </table:table-cell>
          <table:table-cell office:value-type="float" office:value="105.61" calcext:value-type="float">
            <text:p>105.61</text:p>
          </table:table-cell>
          <table:table-cell office:value-type="float" office:value="54300000" calcext:value-type="float">
            <text:p>543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546" calcext:value-type="float">
            <text:p>546</text:p>
          </table:table-cell>
          <table:table-cell office:value-type="float" office:value="65.38" calcext:value-type="float">
            <text:p>65.38</text:p>
          </table:table-cell>
          <table:table-cell office:value-type="float" office:value="11500000" calcext:value-type="float">
            <text:p>11500000</text:p>
          </table:table-cell>
          <table:table-cell office:value-type="float" office:value="5.58" calcext:value-type="float">
            <text:p>5.58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06" calcext:value-type="float">
            <text:p>306</text:p>
          </table:table-cell>
          <table:table-cell office:value-type="float" office:value="61.59" calcext:value-type="float">
            <text:p>61.59</text:p>
          </table:table-cell>
          <table:table-cell office:value-type="float" office:value="7360000" calcext:value-type="float">
            <text:p>7360000</text:p>
          </table:table-cell>
          <table:table-cell office:value-type="float" office:value="37.35" calcext:value-type="float">
            <text:p>37.35</text:p>
          </table:table-cell>
        </table:table-row>
        <table:table-row table:style-name="ro1">
          <table:table-cell office:value-type="string" calcext:value-type="string">
            <text:p>Dethiomethyl</text:p>
          </table:table-cell>
          <table:table-cell office:value-type="float" office:value="-48" calcext:value-type="float">
            <text:p>-48</text:p>
          </table:table-cell>
          <table:table-cell office:value-type="string" calcext:value-type="string">
            <text:p>M</text:p>
          </table:table-cell>
          <table:table-cell office:value-type="float" office:value="190" calcext:value-type="float">
            <text:p>190</text:p>
          </table:table-cell>
          <table:table-cell office:value-type="float" office:value="58.22" calcext:value-type="float">
            <text:p>58.22</text:p>
          </table:table-cell>
          <table:table-cell office:value-type="float" office:value="13700000" calcext:value-type="float">
            <text:p>137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150" calcext:value-type="float">
            <text:p>150</text:p>
          </table:table-cell>
          <table:table-cell office:value-type="float" office:value="66.63" calcext:value-type="float">
            <text:p>66.63</text:p>
          </table:table-cell>
          <table:table-cell office:value-type="float" office:value="590000" calcext:value-type="float">
            <text:p>590000</text:p>
          </table:table-cell>
          <table:table-cell office:value-type="float" office:value="9.3" calcext:value-type="float">
            <text:p>9.3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21" calcext:value-type="float">
            <text:p>121</text:p>
          </table:table-cell>
          <table:table-cell office:value-type="float" office:value="56.92" calcext:value-type="float">
            <text:p>56.92</text:p>
          </table:table-cell>
          <table:table-cell office:value-type="float" office:value="14600000" calcext:value-type="float">
            <text:p>14600000</text:p>
          </table:table-cell>
          <table:table-cell office:value-type="float" office:value="230.51" calcext:value-type="float">
            <text:p>230.51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03" calcext:value-type="float">
            <text:p>103</text:p>
          </table:table-cell>
          <table:table-cell office:value-type="float" office:value="71.28" calcext:value-type="float">
            <text:p>71.28</text:p>
          </table:table-cell>
          <table:table-cell office:value-type="float" office:value="2570000" calcext:value-type="float">
            <text:p>25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79" calcext:value-type="float">
            <text:p>79</text:p>
          </table:table-cell>
          <table:table-cell office:value-type="float" office:value="62.73" calcext:value-type="float">
            <text:p>62.73</text:p>
          </table:table-cell>
          <table:table-cell office:value-type="float" office:value="8670000" calcext:value-type="float">
            <text:p>8670000</text:p>
          </table:table-cell>
          <table:table-cell office:value-type="float" office:value="79.29" calcext:value-type="float">
            <text:p>79.29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K,N-term</text:p>
          </table:table-cell>
          <table:table-cell office:value-type="float" office:value="69" calcext:value-type="float">
            <text:p>69</text:p>
          </table:table-cell>
          <table:table-cell office:value-type="float" office:value="56.25" calcext:value-type="float">
            <text:p>56.25</text:p>
          </table:table-cell>
          <table:table-cell office:value-type="float" office:value="1610000" calcext:value-type="float">
            <text:p>1610000</text:p>
          </table:table-cell>
          <table:table-cell office:value-type="float" office:value="107.44" calcext:value-type="float">
            <text:p>107.44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2" calcext:value-type="float">
            <text:p>62</text:p>
          </table:table-cell>
          <table:table-cell office:value-type="float" office:value="72.92" calcext:value-type="float">
            <text:p>72.92</text:p>
          </table:table-cell>
          <table:table-cell office:value-type="float" office:value="19500000" calcext:value-type="float">
            <text:p>19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80000" calcext:value-type="float">
            <text:p>508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Ubiquitin</text:p>
          </table:table-cell>
          <table:table-cell office:value-type="float" office:value="114.04" calcext:value-type="float">
            <text:p>114.04</text:p>
          </table:table-cell>
          <table:table-cell office:value-type="string" calcext:value-type="string">
            <text:p>KST</text:p>
          </table:table-cell>
          <table:table-cell office:value-type="float" office:value="36" calcext:value-type="float">
            <text:p>36</text:p>
          </table:table-cell>
          <table:table-cell office:value-type="float" office:value="35.98" calcext:value-type="float">
            <text:p>35.98</text:p>
          </table:table-cell>
          <table:table-cell office:value-type="float" office:value="2130000" calcext:value-type="float">
            <text:p>2130000</text:p>
          </table:table-cell>
          <table:table-cell office:value-type="float" office:value="38.64" calcext:value-type="float">
            <text:p>38.64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31" calcext:value-type="float">
            <text:p>31</text:p>
          </table:table-cell>
          <table:table-cell office:value-type="float" office:value="59.02" calcext:value-type="float">
            <text:p>59.02</text:p>
          </table:table-cell>
          <table:table-cell office:value-type="float" office:value="6500000" calcext:value-type="float">
            <text:p>6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Sulphone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M</text:p>
          </table:table-cell>
          <table:table-cell office:value-type="float" office:value="22" calcext:value-type="float">
            <text:p>22</text:p>
          </table:table-cell>
          <table:table-cell office:value-type="float" office:value="66" calcext:value-type="float">
            <text:p>66</text:p>
          </table:table-cell>
          <table:table-cell office:value-type="float" office:value="7020000" calcext:value-type="float">
            <text:p>702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mmonia loss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</text:p>
          </table:table-cell>
          <table:table-cell office:value-type="float" office:value="19" calcext:value-type="float">
            <text:p>19</text:p>
          </table:table-cell>
          <table:table-cell office:value-type="float" office:value="57.29" calcext:value-type="float">
            <text:p>57.29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231.77" calcext:value-type="float">
            <text:p>231.77</text:p>
          </table:table-cell>
        </table:table-row>
        <table:table-row table:style-name="ro1">
          <table:table-cell office:value-type="string" calcext:value-type="string">
            <text:p>Pyro-glu from E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N-term</text:p>
          </table:table-cell>
          <table:table-cell office:value-type="float" office:value="19" calcext:value-type="float">
            <text:p>19</text:p>
          </table:table-cell>
          <table:table-cell office:value-type="float" office:value="48.45" calcext:value-type="float">
            <text:p>48.45</text:p>
          </table:table-cell>
          <table:table-cell office:value-type="float" office:value="5370000" calcext:value-type="float">
            <text:p>537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NY</text:p>
          </table:table-cell>
          <table:table-cell office:value-type="float" office:value="17" calcext:value-type="float">
            <text:p>17</text:p>
          </table:table-cell>
          <table:table-cell office:value-type="float" office:value="47.32" calcext:value-type="float">
            <text:p>47.32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Dihydroxy</text:p>
          </table:table-cell>
          <table:table-cell office:value-type="float" office:value="31.99" calcext:value-type="float">
            <text:p>31.99</text:p>
          </table:table-cell>
          <table:table-cell office:value-type="string" calcext:value-type="string">
            <text:p>FPRW</text:p>
          </table:table-cell>
          <table:table-cell office:value-type="float" office:value="17" calcext:value-type="float">
            <text:p>17</text:p>
          </table:table-cell>
          <table:table-cell office:value-type="float" office:value="59.73" calcext:value-type="float">
            <text:p>59.73</text:p>
          </table:table-cell>
          <table:table-cell office:value-type="float" office:value="3930000" calcext:value-type="float">
            <text:p>393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Ammonium</text:p>
          </table:table-cell>
          <table:table-cell office:value-type="float" office:value="17.03" calcext:value-type="float">
            <text:p>17.03</text:p>
          </table:table-cell>
          <table:table-cell office:value-type="string" calcext:value-type="string">
            <text:p>DE</text:p>
          </table:table-cell>
          <table:table-cell office:value-type="float" office:value="15" calcext:value-type="float">
            <text:p>15</text:p>
          </table:table-cell>
          <table:table-cell office:value-type="float" office:value="59.43" calcext:value-type="float">
            <text:p>59.43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Carbofuran</text:p>
          </table:table-cell>
          <table:table-cell office:value-type="float" office:value="58.03" calcext:value-type="float">
            <text:p>58.03</text:p>
          </table:table-cell>
          <table:table-cell office:value-type="string" calcext:value-type="string">
            <text:p>S</text:p>
          </table:table-cell>
          <table:table-cell office:value-type="float" office:value="14" calcext:value-type="float">
            <text:p>14</text:p>
          </table:table-cell>
          <table:table-cell office:value-type="float" office:value="34.2" calcext:value-type="float">
            <text:p>34.2</text:p>
          </table:table-cell>
          <table:table-cell office:value-type="float" office:value="138000" calcext:value-type="float">
            <text:p>138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67.89" calcext:value-type="float">
            <text:p>67.89</text:p>
          </table:table-cell>
          <table:table-cell office:value-type="float" office:value="36700000" calcext:value-type="float">
            <text:p>36700000</text:p>
          </table:table-cell>
          <table:table-cell office:value-type="float" office:value="44.14" calcext:value-type="float">
            <text:p>44.14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W</text:p>
          </table:table-cell>
          <table:table-cell office:value-type="float" office:value="12" calcext:value-type="float">
            <text:p>12</text:p>
          </table:table-cell>
          <table:table-cell office:value-type="float" office:value="32.57" calcext:value-type="float">
            <text:p>32.57</text:p>
          </table:table-cell>
          <table:table-cell office:value-type="float" office:value="833000" calcext:value-type="float">
            <text:p>833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HNE</text:p>
          </table:table-cell>
          <table:table-cell office:value-type="float" office:value="156.12" calcext:value-type="float">
            <text:p>156.12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57.86" calcext:value-type="float">
            <text:p>57.86</text:p>
          </table:table-cell>
          <table:table-cell office:value-type="float" office:value="3660000" calcext:value-type="float">
            <text:p>366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Cu</text:p>
          </table:table-cell>
          <table:table-cell office:value-type="float" office:value="61.92" calcext:value-type="float">
            <text:p>61.92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44.01" calcext:value-type="float">
            <text:p>44.01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72.73" calcext:value-type="float">
            <text:p>72.73</text:p>
          </table:table-cell>
        </table:table-row>
        <table:table-row table:style-name="ro1">
          <table:table-cell office:value-type="string" calcext:value-type="string">
            <text:p>Amidation</text:p>
          </table:table-cell>
          <table:table-cell office:value-type="float" office:value="-0.98" calcext:value-type="float">
            <text:p>-0.98</text:p>
          </table:table-cell>
          <table:table-cell office:value-type="string" calcext:value-type="string">
            <text:p>C-term</text:p>
          </table:table-cell>
          <table:table-cell office:value-type="float" office:value="9" calcext:value-type="float">
            <text:p>9</text:p>
          </table:table-cell>
          <table:table-cell office:value-type="float" office:value="28.85" calcext:value-type="float">
            <text:p>28.85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Lysaminoadipicsealde</text:p>
          </table:table-cell>
          <table:table-cell office:value-type="float" office:value="-1.03" calcext:value-type="float">
            <text:p>-1.03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float" office:value="33.82" calcext:value-type="float">
            <text:p>33.82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9" calcext:value-type="float">
            <text:p>9</text:p>
          </table:table-cell>
          <table:table-cell office:value-type="float" office:value="29.66" calcext:value-type="float">
            <text:p>29.66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tion:Ni[II]</text:p>
          </table:table-cell>
          <table:table-cell office:value-type="float" office:value="55.92" calcext:value-type="float">
            <text:p>55.92</text:p>
          </table:table-cell>
          <table:table-cell office:value-type="string" calcext:value-type="string">
            <text:p>DE</text:p>
          </table:table-cell>
          <table:table-cell office:value-type="float" office:value="9" calcext:value-type="float">
            <text:p>9</text:p>
          </table:table-cell>
          <table:table-cell office:value-type="float" office:value="43.82" calcext:value-type="float">
            <text:p>43.82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8" calcext:value-type="float">
            <text:p>8</text:p>
          </table:table-cell>
          <table:table-cell office:value-type="float" office:value="32.37" calcext:value-type="float">
            <text:p>32.37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.00</text:p>
          </table:table-cell>
        </table:table-row>
        <table:table-row table:style-name="ro1">
          <table:table-cell office:value-type="string" calcext:value-type="string">
            <text:p>Methyl+Deamidate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Q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12.28" calcext:value-type="float">
            <text:p>12.28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Protein N-term</text:p>
          </table:table-cell>
          <table:table-cell office:value-type="float" office:value="7" calcext:value-type="float">
            <text:p>7</text:p>
          </table:table-cell>
          <table:table-cell office:value-type="float" office:value="45.86" calcext:value-type="float">
            <text:p>45.86</text:p>
          </table:table-cell>
          <table:table-cell office:value-type="float" office:value="417000" calcext:value-type="float">
            <text:p>417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35.24" calcext:value-type="float">
            <text:p>35.24</text:p>
          </table:table-cell>
          <table:table-cell office:value-type="float" office:value="330000" calcext:value-type="float">
            <text:p>330000</text:p>
          </table:table-cell>
          <table:table-cell office:value-type="float" office:value="25.11" calcext:value-type="float">
            <text:p>25.11</text:p>
          </table:table-cell>
        </table:table-row>
        <table:table-row table:style-name="ro1">
          <table:table-cell office:value-type="string" calcext:value-type="string">
            <text:p>Cation:Mg[II]</text:p>
          </table:table-cell>
          <table:table-cell office:value-type="float" office:value="21.97" calcext:value-type="float">
            <text:p>21.97</text:p>
          </table:table-cell>
          <table:table-cell office:value-type="string" calcext:value-type="string">
            <text:p>DE</text:p>
          </table:table-cell>
          <table:table-cell office:value-type="float" office:value="6" calcext:value-type="float">
            <text:p>6</text:p>
          </table:table-cell>
          <table:table-cell office:value-type="float" office:value="59.27" calcext:value-type="float">
            <text:p>59.27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41.57" calcext:value-type="float">
            <text:p>41.57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6" calcext:value-type="float">
            <text:p>6</text:p>
          </table:table-cell>
          <table:table-cell office:value-type="float" office:value="66.12" calcext:value-type="float">
            <text:p>66.12</text:p>
          </table:table-cell>
          <table:table-cell office:value-type="float" office:value="10200000" calcext:value-type="float">
            <text:p>10200000</text:p>
          </table:table-cell>
          <table:table-cell office:value-type="float" office:value="244.33" calcext:value-type="float">
            <text:p>244.33</text:p>
          </table:table-cell>
        </table:table-row>
        <table:table-row table:style-name="ro1">
          <table:table-cell office:value-type="string" calcext:value-type="string">
            <text:p>Persulfide</text:p>
          </table:table-cell>
          <table:table-cell office:value-type="float" office:value="31.97" calcext:value-type="float">
            <text:p>31.97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 office:value-type="float" office:value="38.62" calcext:value-type="float">
            <text:p>38.62</text:p>
          </table:table-cell>
          <table:table-cell office:value-type="float" office:value="10500000" calcext:value-type="float">
            <text:p>105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Carboxymethyl</text:p>
          </table:table-cell>
          <table:table-cell office:value-type="float" office:value="58.01" calcext:value-type="float">
            <text:p>58.01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78" calcext:value-type="float">
            <text:p>37.78</text:p>
          </table:table-cell>
          <table:table-cell office:value-type="float" office:value="950000" calcext:value-type="float">
            <text:p>950000</text:p>
          </table:table-cell>
          <table:table-cell office:value-type="float" office:value="23.7" calcext:value-type="float">
            <text:p>23.70</text:p>
          </table:table-cell>
        </table:table-row>
        <table:table-row table:style-name="ro1">
          <table:table-cell office:value-type="string" calcext:value-type="string">
            <text:p>ethylamino</text:p>
          </table:table-cell>
          <table:table-cell office:value-type="float" office:value="27.05" calcext:value-type="float">
            <text:p>27.05</text:p>
          </table:table-cell>
          <table:table-cell office:value-type="string" calcext:value-type="string">
            <text:p>T</text:p>
          </table:table-cell>
          <table:table-cell office:value-type="float" office:value="4" calcext:value-type="float">
            <text:p>4</text:p>
          </table:table-cell>
          <table:table-cell office:value-type="float" office:value="26.95" calcext:value-type="float">
            <text:p>26.95</text:p>
          </table:table-cell>
          <table:table-cell office:value-type="float" office:value="44900000" calcext:value-type="float">
            <text:p>44900000</text:p>
          </table:table-cell>
          <table:table-cell office:value-type="float" office:value="1000" calcext:value-type="float">
            <text:p>1000.00</text:p>
          </table:table-cell>
        </table:table-row>
        <table:table-row table:style-name="ro1">
          <table:table-cell office:value-type="string" calcext:value-type="string">
            <text:p>Didehydro</text:p>
          </table:table-cell>
          <table:table-cell office:value-type="float" office:value="-2.02" calcext:value-type="float">
            <text:p>-2.02</text:p>
          </table:table-cell>
          <table:table-cell office:value-type="string" calcext:value-type="string">
            <text:p>STY</text:p>
          </table:table-cell>
          <table:table-cell office:value-type="float" office:value="4" calcext:value-type="float">
            <text:p>4</text:p>
          </table:table-cell>
          <table:table-cell office:value-type="float" office:value="49.44" calcext:value-type="float">
            <text:p>49.44</text:p>
          </table:table-cell>
          <table:table-cell office:value-type="float" office:value="5270000" calcext:value-type="float">
            <text:p>5270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Biotin</text:p>
          </table:table-cell>
          <table:table-cell office:value-type="float" office:value="226.08" calcext:value-type="float">
            <text:p>226.08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float" office:value="7720000" calcext:value-type="float">
            <text:p>7720000</text:p>
          </table:table-cell>
          <table:table-cell office:value-type="float" office:value="100" calcext:value-type="float">
            <text:p>100.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1" table:number-rows-repeated="104853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231-100m-0.3um-PTM130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1" calcext:value-type="float">
            <text:p>121</text:p>
          </table:table-cell>
          <table:table-cell office:value-type="float" office:value="72.84" calcext:value-type="float">
            <text:p>72.84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2" calcext:value-type="float">
            <text:p>102</text:p>
          </table:table-cell>
          <table:table-cell office:value-type="float" office:value="80.5" calcext:value-type="float">
            <text:p>80.5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38" calcext:value-type="float">
            <text:p>38</text:p>
          </table:table-cell>
          <table:table-cell office:value-type="float" office:value="77.39" calcext:value-type="float">
            <text:p>77.39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4" calcext:value-type="float">
            <text:p>24</text:p>
          </table:table-cell>
          <table:table-cell office:value-type="float" office:value="71.3" calcext:value-type="float">
            <text:p>71.3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4" calcext:value-type="float">
            <text:p>14</text:p>
          </table:table-cell>
          <table:table-cell office:value-type="float" office:value="53.93" calcext:value-type="float">
            <text:p>53.93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5.89" calcext:value-type="float">
            <text:p>55.89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8.28" calcext:value-type="float">
            <text:p>78.28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4.19" calcext:value-type="float">
            <text:p>64.19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float" office:value="63.23" calcext:value-type="float">
            <text:p>63.23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2" calcext:value-type="float">
            <text:p>12</text:p>
          </table:table-cell>
          <table:table-cell office:value-type="float" office:value="52.35" calcext:value-type="float">
            <text:p>52.35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1" calcext:value-type="float">
            <text:p>11</text:p>
          </table:table-cell>
          <table:table-cell office:value-type="float" office:value="39.22" calcext:value-type="float">
            <text:p>39.22</text:p>
          </table:table-cell>
          <table:table-cell office:value-type="float" office:value="31800" calcext:value-type="float">
            <text:p>318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DE,N-term</text:p>
          </table:table-cell>
          <table:table-cell office:value-type="float" office:value="10" calcext:value-type="float">
            <text:p>10</text:p>
          </table:table-cell>
          <table:table-cell office:value-type="float" office:value="60.68" calcext:value-type="float">
            <text:p>60.68</text:p>
          </table:table-cell>
          <table:table-cell office:value-type="float" office:value="1790000" calcext:value-type="float">
            <text:p>179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45.29" calcext:value-type="float">
            <text:p>45.29</text:p>
          </table:table-cell>
          <table:table-cell office:value-type="float" office:value="265000" calcext:value-type="float">
            <text:p>26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42.97" calcext:value-type="float">
            <text:p>42.97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39.34" calcext:value-type="float">
            <text:p>39.34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</text:p>
          </table:table-cell>
          <table:table-cell office:value-type="float" office:value="4" calcext:value-type="float">
            <text:p>4</text:p>
          </table:table-cell>
          <table:table-cell office:value-type="float" office:value="28.81" calcext:value-type="float">
            <text:p>28.81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7.24" calcext:value-type="float">
            <text:p>67.24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</text:p>
          </table:table-cell>
          <table:table-cell office:value-type="float" office:value="4" calcext:value-type="float">
            <text:p>4</text:p>
          </table:table-cell>
          <table:table-cell office:value-type="float" office:value="50.68" calcext:value-type="float">
            <text:p>50.68</text:p>
          </table:table-cell>
          <table:table-cell office:value-type="float" office:value="163000" calcext:value-type="float">
            <text:p>163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Acetyl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3.48" calcext:value-type="float">
            <text:p>33.48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31-100m-0.3um-PTM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23" calcext:value-type="float">
            <text:p>123</text:p>
          </table:table-cell>
          <table:table-cell office:value-type="float" office:value="74.55" calcext:value-type="float">
            <text:p>74.55</text:p>
          </table:table-cell>
          <table:table-cell office:value-type="float" office:value="1720000" calcext:value-type="float">
            <text:p>17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04" calcext:value-type="float">
            <text:p>104</text:p>
          </table:table-cell>
          <table:table-cell office:value-type="float" office:value="76.47" calcext:value-type="float">
            <text:p>76.47</text:p>
          </table:table-cell>
          <table:table-cell office:value-type="float" office:value="1730000" calcext:value-type="float">
            <text:p>173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4" calcext:value-type="float">
            <text:p>44</text:p>
          </table:table-cell>
          <table:table-cell office:value-type="float" office:value="77.44" calcext:value-type="float">
            <text:p>77.44</text:p>
          </table:table-cell>
          <table:table-cell office:value-type="float" office:value="2820000" calcext:value-type="float">
            <text:p>282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26" calcext:value-type="float">
            <text:p>26</text:p>
          </table:table-cell>
          <table:table-cell office:value-type="float" office:value="72.91" calcext:value-type="float">
            <text:p>72.91</text:p>
          </table:table-cell>
          <table:table-cell office:value-type="float" office:value="2530000" calcext:value-type="float">
            <text:p>2530000</text:p>
          </table:table-cell>
          <table:table-cell office:value-type="float" office:value="156.03" calcext:value-type="float">
            <text:p>156.03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14" calcext:value-type="float">
            <text:p>14</text:p>
          </table:table-cell>
          <table:table-cell office:value-type="float" office:value="57.88" calcext:value-type="float">
            <text:p>57.88</text:p>
          </table:table-cell>
          <table:table-cell office:value-type="float" office:value="4660000" calcext:value-type="float">
            <text:p>46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13" calcext:value-type="float">
            <text:p>13</text:p>
          </table:table-cell>
          <table:table-cell office:value-type="float" office:value="54.87" calcext:value-type="float">
            <text:p>54.87</text:p>
          </table:table-cell>
          <table:table-cell office:value-type="float" office:value="6130000" calcext:value-type="float">
            <text:p>6130000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3" calcext:value-type="float">
            <text:p>13</text:p>
          </table:table-cell>
          <table:table-cell office:value-type="float" office:value="66.09" calcext:value-type="float">
            <text:p>66.09</text:p>
          </table:table-cell>
          <table:table-cell office:value-type="float" office:value="1970000" calcext:value-type="float">
            <text:p>19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Formylation</text:p>
          </table:table-cell>
          <table:table-cell office:value-type="float" office:value="27.99" calcext:value-type="float">
            <text:p>27.99</text:p>
          </table:table-cell>
          <table:table-cell office:value-type="string" calcext:value-type="string">
            <text:p>K,N-term</text:p>
          </table:table-cell>
          <table:table-cell office:value-type="float" office:value="13" calcext:value-type="float">
            <text:p>13</text:p>
          </table:table-cell>
          <table:table-cell office:value-type="float" office:value="37.42" calcext:value-type="float">
            <text:p>37.42</text:p>
          </table:table-cell>
          <table:table-cell office:value-type="float" office:value="37700" calcext:value-type="float">
            <text:p>377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2" calcext:value-type="float">
            <text:p>12</text:p>
          </table:table-cell>
          <table:table-cell office:value-type="float" office:value="76.21" calcext:value-type="float">
            <text:p>76.21</text:p>
          </table:table-cell>
          <table:table-cell office:value-type="float" office:value="39700000" calcext:value-type="float">
            <text:p>39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EST</text:p>
          </table:table-cell>
          <table:table-cell office:value-type="float" office:value="12" calcext:value-type="float">
            <text:p>12</text:p>
          </table:table-cell>
          <table:table-cell office:value-type="float" office:value="66.17" calcext:value-type="float">
            <text:p>66.17</text:p>
          </table:table-cell>
          <table:table-cell office:value-type="float" office:value="747000" calcext:value-type="float">
            <text:p>747000</text:p>
          </table:table-cell>
          <table:table-cell office:value-type="float" office:value="32.28" calcext:value-type="float">
            <text:p>32.28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N-term</text:p>
          </table:table-cell>
          <table:table-cell office:value-type="float" office:value="11" calcext:value-type="float">
            <text:p>11</text:p>
          </table:table-cell>
          <table:table-cell office:value-type="float" office:value="53.09" calcext:value-type="float">
            <text:p>53.09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9" calcext:value-type="float">
            <text:p>9</text:p>
          </table:table-cell>
          <table:table-cell office:value-type="float" office:value="41.75" calcext:value-type="float">
            <text:p>41.75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18.04" calcext:value-type="float">
            <text:p>18.04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6" calcext:value-type="float">
            <text:p>6</text:p>
          </table:table-cell>
          <table:table-cell office:value-type="float" office:value="44.61" calcext:value-type="float">
            <text:p>44.61</text:p>
          </table:table-cell>
          <table:table-cell office:value-type="float" office:value="1270000" calcext:value-type="float">
            <text:p>127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rbamylation</text:p>
          </table:table-cell>
          <table:table-cell office:value-type="float" office:value="43.01" calcext:value-type="float">
            <text:p>43.01</text:p>
          </table:table-cell>
          <table:table-cell office:value-type="string" calcext:value-type="string">
            <text:p>N-term</text:p>
          </table:table-cell>
          <table:table-cell office:value-type="float" office:value="5" calcext:value-type="float">
            <text:p>5</text:p>
          </table:table-cell>
          <table:table-cell office:value-type="float" office:value="44.06" calcext:value-type="float">
            <text:p>44.06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109.88" calcext:value-type="float">
            <text:p>109.88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DRY</text:p>
          </table:table-cell>
          <table:table-cell office:value-type="float" office:value="4" calcext:value-type="float">
            <text:p>4</text:p>
          </table:table-cell>
          <table:table-cell office:value-type="float" office:value="34.16" calcext:value-type="float">
            <text:p>34.16</text:p>
          </table:table-cell>
          <table:table-cell office:value-type="float" office:value="769000" calcext:value-type="float">
            <text:p>7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65.26" calcext:value-type="float">
            <text:p>65.26</text:p>
          </table:table-cell>
          <table:table-cell office:value-type="float" office:value="520000" calcext:value-type="float">
            <text:p>520000</text:p>
          </table:table-cell>
          <table:table-cell office:value-type="float" office:value="8.22" calcext:value-type="float">
            <text:p>8.22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Protein N-term </text:p>
          </table:table-cell>
          <table:table-cell office:value-type="float" office:value="4" calcext:value-type="float">
            <text:p>4</text:p>
          </table:table-cell>
          <table:table-cell office:value-type="float" office:value="50.96" calcext:value-type="float">
            <text:p>50.96</text:p>
          </table:table-cell>
          <table:table-cell office:value-type="float" office:value="553000" calcext:value-type="float">
            <text:p>553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33-265m-0.3um-PTM1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41" calcext:value-type="float">
            <text:p>41</text:p>
          </table:table-cell>
          <table:table-cell office:value-type="float" office:value="80.13" calcext:value-type="float">
            <text:p>80.13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9.05" calcext:value-type="float">
            <text:p>19.05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37" calcext:value-type="float">
            <text:p>37</text:p>
          </table:table-cell>
          <table:table-cell office:value-type="float" office:value="67.64" calcext:value-type="float">
            <text:p>67.64</text:p>
          </table:table-cell>
          <table:table-cell office:value-type="float" office:value="90400" calcext:value-type="float">
            <text:p>904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16" calcext:value-type="float">
            <text:p>16</text:p>
          </table:table-cell>
          <table:table-cell office:value-type="float" office:value="78.88" calcext:value-type="float">
            <text:p>78.88</text:p>
          </table:table-cell>
          <table:table-cell office:value-type="float" office:value="58400000" calcext:value-type="float">
            <text:p>58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,C-term</text:p>
          </table:table-cell>
          <table:table-cell office:value-type="float" office:value="15" calcext:value-type="float">
            <text:p>15</text:p>
          </table:table-cell>
          <table:table-cell office:value-type="float" office:value="83.21" calcext:value-type="float">
            <text:p>83.21</text:p>
          </table:table-cell>
          <table:table-cell office:value-type="float" office:value="4330000" calcext:value-type="float">
            <text:p>4330000</text:p>
          </table:table-cell>
          <table:table-cell office:value-type="float" office:value="156.16" calcext:value-type="float">
            <text:p>156.16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,C-term</text:p>
          </table:table-cell>
          <table:table-cell office:value-type="float" office:value="11" calcext:value-type="float">
            <text:p>11</text:p>
          </table:table-cell>
          <table:table-cell office:value-type="float" office:value="73.94" calcext:value-type="float">
            <text:p>73.94</text:p>
          </table:table-cell>
          <table:table-cell office:value-type="float" office:value="2410000" calcext:value-type="float">
            <text:p>241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8" calcext:value-type="float">
            <text:p>8</text:p>
          </table:table-cell>
          <table:table-cell office:value-type="float" office:value="62.04" calcext:value-type="float">
            <text:p>62.04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16.28" calcext:value-type="float">
            <text:p>16.28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6" calcext:value-type="float">
            <text:p>6</text:p>
          </table:table-cell>
          <table:table-cell office:value-type="float" office:value="70.05" calcext:value-type="float">
            <text:p>70.05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5" calcext:value-type="float">
            <text:p>5</text:p>
          </table:table-cell>
          <table:table-cell office:value-type="float" office:value="37.69" calcext:value-type="float">
            <text:p>37.69</text:p>
          </table:table-cell>
          <table:table-cell office:value-type="float" office:value="421000" calcext:value-type="float">
            <text:p>421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oxy</text:p>
          </table:table-cell>
          <table:table-cell office:value-type="float" office:value="-15.99" calcext:value-type="float">
            <text:p>-15.99</text:p>
          </table:table-cell>
          <table:table-cell office:value-type="string" calcext:value-type="string">
            <text:p>S</text:p>
          </table:table-cell>
          <table:table-cell office:value-type="float" office:value="4" calcext:value-type="float">
            <text:p>4</text:p>
          </table:table-cell>
          <table:table-cell office:value-type="float" office:value="32.77" calcext:value-type="float">
            <text:p>32.77</text:p>
          </table:table-cell>
          <table:table-cell office:value-type="float" office:value="67900" calcext:value-type="float">
            <text:p>67900</text:p>
          </table:table-cell>
          <table:table-cell office:value-type="float" office:value="16.66" calcext:value-type="float">
            <text:p>16.66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T</text:p>
          </table:table-cell>
          <table:table-cell office:value-type="float" office:value="4" calcext:value-type="float">
            <text:p>4</text:p>
          </table:table-cell>
          <table:table-cell office:value-type="float" office:value="50.33" calcext:value-type="float">
            <text:p>50.33</text:p>
          </table:table-cell>
          <table:table-cell office:value-type="string" calcext:value-type="string">
            <text:p> 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yro-glu from Q</text:p>
          </table:table-cell>
          <table:table-cell office:value-type="float" office:value="-17.03" calcext:value-type="float">
            <text:p>-17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49.72" calcext:value-type="float">
            <text:p>49.72</text:p>
          </table:table-cell>
          <table:table-cell office:value-type="float" office:value="3380000" calcext:value-type="float">
            <text:p>3380000</text:p>
          </table:table-cell>
          <table:table-cell office:value-type="float" office:value="1000" calcext:value-type="float">
            <text:p>1000</text:p>
          </table:table-cell>
        </table:table-row>
      </table:table>
      <table:table table:name="243-965m-0.3um-PTM1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22" calcext:value-type="float">
            <text:p>22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17" calcext:value-type="float">
            <text:p>17</text:p>
          </table:table-cell>
          <table:table-cell office:value-type="float" office:value="74.27" calcext:value-type="float">
            <text:p>74.27</text:p>
          </table:table-cell>
          <table:table-cell office:value-type="float" office:value="480000" calcext:value-type="float">
            <text:p>480000</text:p>
          </table:table-cell>
          <table:table-cell office:value-type="float" office:value="28.36" calcext:value-type="float">
            <text:p>28.36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56.21" calcext:value-type="float">
            <text:p>56.21</text:p>
          </table:table-cell>
          <table:table-cell office:value-type="float" office:value="655000" calcext:value-type="float">
            <text:p>655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float" office:value="80.24" calcext:value-type="float">
            <text:p>80.24</text:p>
          </table:table-cell>
          <table:table-cell office:value-type="float" office:value="30300000" calcext:value-type="float">
            <text:p>303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,C-term</text:p>
          </table:table-cell>
          <table:table-cell office:value-type="float" office:value="6" calcext:value-type="float">
            <text:p>6</text:p>
          </table:table-cell>
          <table:table-cell office:value-type="float" office:value="63.96" calcext:value-type="float">
            <text:p>63.96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tion:Ca[II]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68.52" calcext:value-type="float">
            <text:p>68.52</text:p>
          </table:table-cell>
          <table:table-cell office:value-type="float" office:value="949000" calcext:value-type="float">
            <text:p>949000</text:p>
          </table:table-cell>
          <table:table-cell office:value-type="float" office:value="77.53" calcext:value-type="float">
            <text:p>77.5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77.3" calcext:value-type="float">
            <text:p>77.3</text:p>
          </table:table-cell>
          <table:table-cell office:value-type="float" office:value="261000" calcext:value-type="float">
            <text:p>261000</text:p>
          </table:table-cell>
          <table:table-cell office:value-type="float" office:value="134.4" calcext:value-type="float">
            <text:p>134.4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N-term</text:p>
          </table:table-cell>
          <table:table-cell office:value-type="float" office:value="4" calcext:value-type="float">
            <text:p>4</text:p>
          </table:table-cell>
          <table:table-cell office:value-type="float" office:value="72.26" calcext:value-type="float">
            <text:p>72.26</text:p>
          </table:table-cell>
          <table:table-cell office:value-type="float" office:value="1570000" calcext:value-type="float">
            <text:p>1570000</text:p>
          </table:table-cell>
          <table:table-cell office:value-type="float" office:value="218.28" calcext:value-type="float">
            <text:p>218.28</text:p>
          </table:table-cell>
        </table:table-row>
      </table:table>
      <table:table table:name="378-100m-trap-PTM20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18" calcext:value-type="float">
            <text:p>18</text:p>
          </table:table-cell>
          <table:table-cell office:value-type="float" office:value="84.89" calcext:value-type="float">
            <text:p>84.89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17" calcext:value-type="float">
            <text:p>17</text:p>
          </table:table-cell>
          <table:table-cell office:value-type="float" office:value="35.68" calcext:value-type="float">
            <text:p>35.68</text:p>
          </table:table-cell>
          <table:table-cell office:value-type="float" office:value="274000" calcext:value-type="float">
            <text:p>274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7" calcext:value-type="float">
            <text:p>7</text:p>
          </table:table-cell>
          <table:table-cell office:value-type="float" office:value="84.89" calcext:value-type="float">
            <text:p>84.89</text:p>
          </table:table-cell>
          <table:table-cell office:value-type="float" office:value="6400000" calcext:value-type="float">
            <text:p>64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tion:Fe[II]</text:p>
          </table:table-cell>
          <table:table-cell office:value-type="float" office:value="53.92" calcext:value-type="float">
            <text:p>53.92</text:p>
          </table:table-cell>
          <table:table-cell office:value-type="string" calcext:value-type="string">
            <text:p>DE</text:p>
          </table:table-cell>
          <table:table-cell office:value-type="float" office:value="7" calcext:value-type="float">
            <text:p>7</text:p>
          </table:table-cell>
          <table:table-cell office:value-type="float" office:value="60.56" calcext:value-type="float">
            <text:p>60.56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float" office:value="38.47" calcext:value-type="float">
            <text:p>38.47</text:p>
          </table:table-cell>
          <table:table-cell office:value-type="float" office:value="266000" calcext:value-type="float">
            <text:p>266000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5" calcext:value-type="float">
            <text:p>5</text:p>
          </table:table-cell>
          <table:table-cell office:value-type="float" office:value="47.02" calcext:value-type="float">
            <text:p>47.02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35.51" calcext:value-type="float">
            <text:p>35.51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5" calcext:value-type="float">
            <text:p>5</text:p>
          </table:table-cell>
          <table:table-cell office:value-type="float" office:value="67.13" calcext:value-type="float">
            <text:p>67.13</text:p>
          </table:table-cell>
          <table:table-cell office:value-type="float" office:value="515000" calcext:value-type="float">
            <text:p>515000</text:p>
          </table:table-cell>
          <table:table-cell office:value-type="float" office:value="113.83" calcext:value-type="float">
            <text:p>113.83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69.47" calcext:value-type="float">
            <text:p>69.47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24.47" calcext:value-type="float">
            <text:p>24.47</text:p>
          </table:table-cell>
        </table:table-row>
      </table:table>
      <table:table table:name="278-265m-trap-PTM28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87" calcext:value-type="float">
            <text:p>87</text:p>
          </table:table-cell>
          <table:table-cell office:value-type="float" office:value="60.5" calcext:value-type="float">
            <text:p>60.5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float" office:value="34.58" calcext:value-type="float">
            <text:p>34.58</text:p>
          </table:table-cell>
          <table:table-cell office:value-type="float" office:value="172000" calcext:value-type="float">
            <text:p>172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R</text:p>
          </table:table-cell>
          <table:table-cell office:value-type="float" office:value="33" calcext:value-type="float">
            <text:p>33</text:p>
          </table:table-cell>
          <table:table-cell office:value-type="float" office:value="61.34" calcext:value-type="float">
            <text:p>61.34</text:p>
          </table:table-cell>
          <table:table-cell office:value-type="float" office:value="484000" calcext:value-type="float">
            <text:p>484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22" calcext:value-type="float">
            <text:p>22</text:p>
          </table:table-cell>
          <table:table-cell office:value-type="float" office:value="104.06" calcext:value-type="float">
            <text:p>104.06</text:p>
          </table:table-cell>
          <table:table-cell office:value-type="float" office:value="1580000" calcext:value-type="float">
            <text:p>1580000</text:p>
          </table:table-cell>
          <table:table-cell office:value-type="float" office:value="24.24" calcext:value-type="float">
            <text:p>24.24</text:p>
          </table:table-cell>
        </table:table-row>
        <table:table-row table:style-name="ro1">
          <table:table-cell office:value-type="string" calcext:value-type="string">
            <text:p>Methylation(KR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KR</text:p>
          </table:table-cell>
          <table:table-cell office:value-type="float" office:value="12" calcext:value-type="float">
            <text:p>12</text:p>
          </table:table-cell>
          <table:table-cell office:value-type="float" office:value="45.03" calcext:value-type="float">
            <text:p>45.03</text:p>
          </table:table-cell>
          <table:table-cell office:value-type="float" office:value="2970000" calcext:value-type="float">
            <text:p>2970000</text:p>
          </table:table-cell>
          <table:table-cell office:value-type="float" office:value="82.87" calcext:value-type="float">
            <text:p>82.87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10" calcext:value-type="float">
            <text:p>10</text:p>
          </table:table-cell>
          <table:table-cell office:value-type="float" office:value="75.95" calcext:value-type="float">
            <text:p>75.95</text:p>
          </table:table-cell>
          <table:table-cell office:value-type="float" office:value="956000" calcext:value-type="float">
            <text:p>956000</text:p>
          </table:table-cell>
          <table:table-cell office:value-type="float" office:value="71.87" calcext:value-type="float">
            <text:p>71.87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9" calcext:value-type="float">
            <text:p>9</text:p>
          </table:table-cell>
          <table:table-cell office:value-type="float" office:value="36.29" calcext:value-type="float">
            <text:p>36.29</text:p>
          </table:table-cell>
          <table:table-cell office:value-type="float" office:value="406000" calcext:value-type="float">
            <text:p>406000</text:p>
          </table:table-cell>
          <table:table-cell office:value-type="float" office:value="22.85" calcext:value-type="float">
            <text:p>22.85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E,N-term</text:p>
          </table:table-cell>
          <table:table-cell office:value-type="float" office:value="8" calcext:value-type="float">
            <text:p>8</text:p>
          </table:table-cell>
          <table:table-cell office:value-type="float" office:value="39.79" calcext:value-type="float">
            <text:p>39.79</text:p>
          </table:table-cell>
          <table:table-cell office:value-type="float" office:value="7840000" calcext:value-type="float">
            <text:p>7840000</text:p>
          </table:table-cell>
          <table:table-cell office:value-type="float" office:value="103.33" calcext:value-type="float">
            <text:p>103.33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</text:p>
          </table:table-cell>
          <table:table-cell office:value-type="float" office:value="7" calcext:value-type="float">
            <text:p>7</text:p>
          </table:table-cell>
          <table:table-cell office:value-type="float" office:value="61.82" calcext:value-type="float">
            <text:p>61.82</text:p>
          </table:table-cell>
          <table:table-cell office:value-type="float" office:value="969000" calcext:value-type="float">
            <text:p>969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DHS</text:p>
          </table:table-cell>
          <table:table-cell office:value-type="float" office:value="6" calcext:value-type="float">
            <text:p>6</text:p>
          </table:table-cell>
          <table:table-cell office:value-type="float" office:value="35.88" calcext:value-type="float">
            <text:p>35.88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pionamide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K,N-term</text:p>
          </table:table-cell>
          <table:table-cell office:value-type="float" office:value="4" calcext:value-type="float">
            <text:p>4</text:p>
          </table:table-cell>
          <table:table-cell office:value-type="float" office:value="35.9" calcext:value-type="float">
            <text:p>35.9</text:p>
          </table:table-cell>
          <table:table-cell office:value-type="float" office:value="1510000" calcext:value-type="float">
            <text:p>1510000</text:p>
          </table:table-cell>
          <table:table-cell office:value-type="float" office:value="85.14" calcext:value-type="float">
            <text:p>85.14</text:p>
          </table:table-cell>
        </table:table-row>
        <table:table-row table:style-name="ro1">
          <table:table-cell office:value-type="string" calcext:value-type="string">
            <text:p>Cation:K</text:p>
          </table:table-cell>
          <table:table-cell office:value-type="float" office:value="37.96" calcext:value-type="float">
            <text:p>37.96</text:p>
          </table:table-cell>
          <table:table-cell office:value-type="string" calcext:value-type="string">
            <text:p>DE</text:p>
          </table:table-cell>
          <table:table-cell office:value-type="float" office:value="4" calcext:value-type="float">
            <text:p>4</text:p>
          </table:table-cell>
          <table:table-cell office:value-type="float" office:value="43.86" calcext:value-type="float">
            <text:p>43.86</text:p>
          </table:table-cell>
          <table:table-cell office:value-type="float" office:value="25200" calcext:value-type="float">
            <text:p>25200</text:p>
          </table:table-cell>
          <table:table-cell office:value-type="float" office:value="11.27" calcext:value-type="float">
            <text:p>11.27</text:p>
          </table:table-cell>
        </table:table-row>
        <table:table-row table:style-name="ro1">
          <table:table-cell office:value-type="string" calcext:value-type="string">
            <text:p>Sulfation</text:p>
          </table:table-cell>
          <table:table-cell office:value-type="float" office:value="79.96" calcext:value-type="float">
            <text:p>79.96</text:p>
          </table:table-cell>
          <table:table-cell office:value-type="string" calcext:value-type="string">
            <text:p>ST</text:p>
          </table:table-cell>
          <table:table-cell office:value-type="float" office:value="4" calcext:value-type="float">
            <text:p>4</text:p>
          </table:table-cell>
          <table:table-cell office:value-type="float" office:value="21.32" calcext:value-type="float">
            <text:p>21.32</text:p>
          </table:table-cell>
          <table:table-cell office:value-type="float" office:value="305000" calcext:value-type="float">
            <text:p>305000</text:p>
          </table:table-cell>
          <table:table-cell office:value-type="float" office:value="0" calcext:value-type="float">
            <text:p>0</text:p>
          </table:table-cell>
        </table:table-row>
      </table:table>
      <table:table table:name="273-965m-trap-PTM34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∆Mass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#PSM</text:p>
          </table:table-cell>
          <table:table-cell office:value-type="string" calcext:value-type="string">
            <text:p>-10lgP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AScore</text:p>
          </table:table-cell>
        </table:table-row>
        <table:table-row table:style-name="ro1">
          <table:table-cell office:value-type="string" calcext:value-type="string">
            <text:p>Carbamidomethyl</text:p>
          </table:table-cell>
          <table:table-cell office:value-type="float" office:value="57.02" calcext:value-type="float">
            <text:p>57.02</text:p>
          </table:table-cell>
          <table:table-cell office:value-type="string" calcext:value-type="string">
            <text:p>C</text:p>
          </table:table-cell>
          <table:table-cell office:value-type="float" office:value="50" calcext:value-type="float">
            <text:p>50</text:p>
          </table:table-cell>
          <table:table-cell office:value-type="float" office:value="95.6" calcext:value-type="float">
            <text:p>95.6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Oxidation</text:p>
          </table:table-cell>
          <table:table-cell office:value-type="float" office:value="15.99" calcext:value-type="float">
            <text:p>15.99</text:p>
          </table:table-cell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float" office:value="40.94" calcext:value-type="float">
            <text:p>40.94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amidation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NQ</text:p>
          </table:table-cell>
          <table:table-cell office:value-type="float" office:value="15" calcext:value-type="float">
            <text:p>15</text:p>
          </table:table-cell>
          <table:table-cell office:value-type="float" office:value="90.55" calcext:value-type="float">
            <text:p>90.55</text:p>
          </table:table-cell>
          <table:table-cell office:value-type="float" office:value="988000" calcext:value-type="float">
            <text:p>988000</text:p>
          </table:table-cell>
          <table:table-cell office:value-type="float" office:value="22.45" calcext:value-type="float">
            <text:p>22.45</text:p>
          </table:table-cell>
        </table:table-row>
        <table:table-row table:style-name="ro1">
          <table:table-cell office:value-type="string" calcext:value-type="string">
            <text:p>Dimethylation(KR)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K</text:p>
          </table:table-cell>
          <table:table-cell office:value-type="float" office:value="11" calcext:value-type="float">
            <text:p>11</text:p>
          </table:table-cell>
          <table:table-cell office:value-type="float" office:value="95.6" calcext:value-type="float">
            <text:p>95.6</text:p>
          </table:table-cell>
          <table:table-cell office:value-type="float" office:value="17700000" calcext:value-type="float">
            <text:p>1770000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Dehydration</text:p>
          </table:table-cell>
          <table:table-cell office:value-type="float" office:value="-18.01" calcext:value-type="float">
            <text:p>-18.01</text:p>
          </table:table-cell>
          <table:table-cell office:value-type="string" calcext:value-type="string">
            <text:p>DSTY</text:p>
          </table:table-cell>
          <table:table-cell office:value-type="float" office:value="7" calcext:value-type="float">
            <text:p>7</text:p>
          </table:table-cell>
          <table:table-cell office:value-type="float" office:value="43.38" calcext:value-type="float">
            <text:p>43.38</text:p>
          </table:table-cell>
          <table:table-cell office:value-type="float" office:value="584000" calcext:value-type="float">
            <text:p>584000</text:p>
          </table:table-cell>
          <table:table-cell office:value-type="float" office:value="17.01" calcext:value-type="float">
            <text:p>17.01</text:p>
          </table:table-cell>
        </table:table-row>
        <table:table-row table:style-name="ro1">
          <table:table-cell office:value-type="string" calcext:value-type="string">
            <text:p>Ethyl</text:p>
          </table:table-cell>
          <table:table-cell office:value-type="float" office:value="28.03" calcext:value-type="float">
            <text:p>28.03</text:p>
          </table:table-cell>
          <table:table-cell office:value-type="string" calcext:value-type="string">
            <text:p>N-term,C-term</text:p>
          </table:table-cell>
          <table:table-cell office:value-type="float" office:value="6" calcext:value-type="float">
            <text:p>6</text:p>
          </table:table-cell>
          <table:table-cell office:value-type="float" office:value="53.38" calcext:value-type="float">
            <text:p>53.38</text:p>
          </table:table-cell>
          <table:table-cell office:value-type="float" office:value="812000" calcext:value-type="float">
            <text:p>812000</text:p>
          </table:table-cell>
          <table:table-cell office:value-type="float" office:value="100.8" calcext:value-type="float">
            <text:p>100.8</text:p>
          </table:table-cell>
        </table:table-row>
        <table:table-row table:style-name="ro1">
          <table:table-cell office:value-type="string" calcext:value-type="string">
            <text:p>Methylation(others)</text:p>
          </table:table-cell>
          <table:table-cell office:value-type="float" office:value="14.02" calcext:value-type="float">
            <text:p>14.02</text:p>
          </table:table-cell>
          <table:table-cell office:value-type="string" calcext:value-type="string">
            <text:p>HST</text:p>
          </table:table-cell>
          <table:table-cell office:value-type="float" office:value="5" calcext:value-type="float">
            <text:p>5</text:p>
          </table:table-cell>
          <table:table-cell office:value-type="float" office:value="30.47" calcext:value-type="float">
            <text:p>30.47</text:p>
          </table:table-cell>
          <table:table-cell office:value-type="float" office:value="650000" calcext:value-type="float">
            <text:p>650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21.98" calcext:value-type="float">
            <text:p>21.98</text:p>
          </table:table-cell>
          <table:table-cell office:value-type="string" calcext:value-type="string">
            <text:p>DE</text:p>
          </table:table-cell>
          <table:table-cell office:value-type="float" office:value="5" calcext:value-type="float">
            <text:p>5</text:p>
          </table:table-cell>
          <table:table-cell office:value-type="float" office:value="58.27" calcext:value-type="float">
            <text:p>58.27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10.19" calcext:value-type="float">
            <text:p>10.19</text:p>
          </table:table-cell>
        </table:table-row>
        <table:table-row table:style-name="ro1">
          <table:table-cell office:value-type="string" calcext:value-type="string">
            <text:p>Acetylation</text:p>
          </table:table-cell>
          <table:table-cell office:value-type="float" office:value="42.01" calcext:value-type="float">
            <text:p>42.01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float" office:value="17.67" calcext:value-type="float">
            <text:p>17.67</text:p>
          </table:table-cell>
          <table:table-cell office:value-type="string" calcext:value-type="string">
            <text:p> 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Phosphorylation</text:p>
          </table:table-cell>
          <table:table-cell office:value-type="float" office:value="79.97" calcext:value-type="float">
            <text:p>79.97</text:p>
          </table:table-cell>
          <table:table-cell office:value-type="string" calcext:value-type="string">
            <text:p>ST</text:p>
          </table:table-cell>
          <table:table-cell office:value-type="float" office:value="5" calcext:value-type="float">
            <text:p>5</text:p>
          </table:table-cell>
          <table:table-cell office:value-type="float" office:value="19.68" calcext:value-type="float">
            <text:p>19.68</text:p>
          </table:table-cell>
          <table:table-cell office:value-type="string" calcext:value-type="string">
            <text:p> </text:p>
          </table:table-cell>
          <table:table-cell office:value-type="float" office:value="17.91" calcext:value-type="float">
            <text:p>17.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9">00/00/0000</text:date>, <text:time style:data-style-name="N2" text:time-value="11:55:57.3638376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8T13:01:15.190765939</meta:creation-date>
    <dc:date>2020-07-29T19:45:03.268949540</dc:date>
    <meta:editing-duration>PT1H57M15S</meta:editing-duration>
    <meta:editing-cycles>4</meta:editing-cycles>
    <meta:generator>LibreOffice/6.4.4.2$Linux_X86_64 LibreOffice_project/40$Build-2</meta:generator>
    <meta:document-statistic meta:table-count="9" meta:cell-count="1289" meta:object-count="0"/>
  </office:meta>
</office:document-meta>
</file>